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3.521cm"/>
    </style:style>
    <style:style style:name="ro1" style:family="table-row">
      <style:table-row-properties style:row-height="0.46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3.873cm" fo:break-before="auto" style:use-optimal-row-height="true"/>
    </style:style>
    <style:style style:name="ro9" style:family="table-row">
      <style:table-row-properties style:row-height="16.242cm" fo:break-before="auto" style:use-optimal-row-height="true"/>
    </style:style>
    <style:style style:name="ro10" style:family="table-row">
      <style:table-row-properties style:row-height="9.924cm" fo:break-before="auto" style:use-optimal-row-height="true"/>
    </style:style>
    <style:style style:name="ro11" style:family="table-row">
      <style:table-row-properties style:row-height="2.429cm" fo:break-before="auto" style:use-optimal-row-height="true"/>
    </style:style>
    <style:style style:name="ro12" style:family="table-row">
      <style:table-row-properties style:row-height="5.602cm" fo:break-before="auto" style:use-optimal-row-height="true"/>
    </style:style>
    <style:style style:name="ro13" style:family="table-row">
      <style:table-row-properties style:row-height="2.0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style:font-name-complex="Lohit Hindi"/>
    </style:style>
  </office:automatic-styles>
  <office:body>
    <office:spreadsheet>
      <table:table table:name="Sheet1" table:style-name="ta1" table:print="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2">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2">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2">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2">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2">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2">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3">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Bitte geben Sie Ihren Namen ein:</text:p>
          </table:table-cell>
        </table:table-row>
        <table:table-row table:style-name="ro4">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 dessen wurde ein anderes verwendet / genutzt</text:p>
          </table:table-cell>
        </table:table-row>
        <table:table-row table:style-name="ro5">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table:table-row>
        <table:table-row table:style-name="ro6">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2">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3">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2">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2">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3">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2">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2">
          <table:table-cell office:value-type="string">
            <text:p>GAME_TYPE_AND_LAYOUT_SOLITAIRE</text:p>
          </table:table-cell>
          <table:table-cell office:value-type="string">
            <text:p>Solitaire</text:p>
          </table:table-cell>
          <table:table-cell office:value-type="string">
            <text:p>Пасьянс</text:p>
          </table:table-cell>
          <table:table-cell/>
        </table:table-row>
        <table:table-row table:style-name="ro2">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3">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7">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table:table-row>
        <table:table-row table:style-name="ro3">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Wegschaffenden Spielsteine</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2">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2">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2">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3">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2">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2">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6">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2">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2">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2">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8">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s:</text:p>
            <text:p>[window='Info/Link1']</text:p>
            <text:p>or</text:p>
            <text:p>[window='Info/Link2']</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2">Переводчики:</text:span></text:p>
            <text:p><text:span text:style-name="T2">Екатерина </text:span><text:span text:style-name="T2">Камшилина - </text:span><text:span text:style-name="T2">Немецкий перевод.</text:span></text:p>
            <text:p><text:span text:style-name="T2">Jürgen Rauscher - </text:span><text:span text:style-name="T2">исправление </text:span><text:span text:style-name="T2">Немецкого </text:span><text:span text:style-name="T2">перевода.</text:span></text:p>
            <text:p><text:span text:style-name="T2"><text:s/></text:span></text:p>
            <text:p>Веб-страницы:</text:p>
            <text:p>[window='Info/Link1']</text:p>
            <text:p>или</text:p>
            <text:p>[window='Info/Link2']</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code und content;</text:p>
            <text:p>Ivan Korystin - gameplay design, content und QA.</text:p>
            <text:p><text:s/></text:p>
            <text:p>Andere Ressoursen:</text:p>
            <text:p>Raquel Ravanini - Bilder fuer "Classic" theme.</text:p>
            <text:p>Kevin MacLeod - alle Tracks in "Eastern" u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Mehr Infos über Andere Ressoursen, ihre Lizenzen und Urheberrechte kann man in Readme-Dateien finden, die in Themen oder Musik-Packs Verzeichnisse sich stattfinden.</text:p>
            <text:p><text:s/></text:p>
            <text:p>Libraries:</text:p>
            <text:p>[image='set:Logos image:OGRE'] mit [image='set:Logos image:OpenGL'] backend</text:p>
            <text:p><text:s/></text:p>
            <text:p>[image='set:Logos image:CEGUI']</text:p>
            <text:p><text:s/></text:p>
            <text:p>[image='set:Logos image:OpenAL']</text:p>
            <text:p><text:s/></text:p>
            <text:p>Vielen Dank:</text:p>
            <text:p>- Ogre3D team/community fuer Engine und Hilfe;</text:p>
            <text:p>- Lightfeather team/community fuer due Hilfe mit Lightfeather engine;</text:p>
            <text:p>- OpenAL-Soft/ALURE developer KittyCat für Hilfe.</text:p>
            <text:p>Besonderer Dank geht an CrazyEddie für ein schönes GUI System und eine große Unterstützung.</text:p>
            <text:p><text:s/></text:p>
            <text:p><text:span text:style-name="T2">Translators:</text:span></text:p>
            <text:p><text:span text:style-name="T2">Ekaterina Kamshilina </text:span><text:span text:style-name="T2">- original German </text:span><text:span text:style-name="T2">translation.</text:span></text:p>
            <text:p><text:span text:style-name="T2">Jürgen Rauscher - </text:span><text:span text:style-name="T2">corrected the original </text:span><text:span text:style-name="T2">German translation.</text:span></text:p>
            <text:p><text:span text:style-name="T2"><text:s/></text:span></text:p>
            <text:p>Web pages:</text:p>
            <text:p>[window='Info/Link1']</text:p>
            <text:p>or</text:p>
            <text:p>[window='Info/Link2']</text:p>
          </table:table-cell>
        </table:table-row>
        <table:table-row table:style-name="ro2">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9">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2">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10">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2">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7">
          <table:table-cell office:value-type="string">
            <text:p>LOAD_INFO</text:p>
          </table:table-cell>
          <table:table-cell office:value-type="string">
            <text:p>Type: %s\nDifficulty: %s\nLayout: %s\nHints: %s\nUndos: %s\nTime: %s</text:p>
          </table:table-cell>
          <table:table-cell office:value-type="string">
            <text:p>Тип: %s\nСложность: %s\nРаскладка: %s\nПодсказок: %s\nОтмен: %s\nВремя: %s</text:p>
          </table:table-cell>
          <table:table-cell office:value-type="string">
            <text:p>Typ: %s\nSchwierigkeit: %s\nLayout: %s\nTipps: %s\nRücknahmen: %s\nDauer: %s</text:p>
          </table:table-cell>
        </table:table-row>
        <table:table-row table:style-name="ro2">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2">
          <table:table-cell office:value-type="string">
            <text:p>OK</text:p>
          </table:table-cell>
          <table:table-cell table:style-name="Default" table:number-columns-repeated="3"/>
        </table:table-row>
        <table:table-row table:style-name="ro6">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2">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2">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2">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2">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2">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3">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6">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2">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table:table-row>
        <table:table-row table:style-name="ro3">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3">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2">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3">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2">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3">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table-row>
        <table:table-row table:style-name="ro2">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2">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e filtering:</text:p>
          </table:table-cell>
        </table:table-row>
        <table:table-row table:style-name="ro2">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2">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2">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table:table-row>
        <table:table-row table:style-name="ro2">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2">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2">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2">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2">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2">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2">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2">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2">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1">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table:number-columns-repeated="2"/>
        </table:table-row>
        <table:table-row table:style-name="ro12">
          <table:table-cell office:value-type="string">
            <text:p>TUTORIAL_START</text:p>
          </table:table-cell>
          <table:table-cell table:style-name="ce6" office:value-type="string">
            <text:p><text:span text:style-name="T1">To select a tile, click </text:span><text:span text:style-name="T1">it with the left mouse </text:span><text:span text:style-name="T1">button.</text:span></text:p>
            <text:p><text:span text:style-name="T1">Select a pair of tiles </text:span><text:span text:style-name="T1">to remove them.</text:span></text:p>
            <text:p><text:span text:style-name="T1"><text:s/></text:span></text:p>
            <text:p><text:span text:style-name="T1">To control the </text:span><text:span text:style-name="T1">camera, hold the </text:span><text:span text:style-name="T1">right mouse button </text:span><text:span text:style-name="T1">and move it. Or use </text:span><text:span text:style-name="T1">arrow/+/- keys </text:span><text:span text:style-name="T1">with/out shift.</text:span></text:p>
            <text:p><text:span text:style-name="T1">To reset camera </text:span><text:span text:style-name="T1">position, press X.</text:span></text:p>
          </table:table-cell>
          <table:table-cell table:style-name="ce5" table:number-columns-repeated="2"/>
        </table:table-row>
        <table:table-row table:style-name="ro13">
          <table:table-cell office:value-type="string">
            <text:p>TUTORIAL_VICTORY</text:p>
          </table:table-cell>
          <table:table-cell table:style-name="ce5" office:value-type="string">
            <text:p>Congratulations! You won!</text:p>
            <text:p>Check out statistics to see if you made it to the top.</text:p>
          </table:table-cell>
          <table:table-cell table:style-name="ce5" table:number-columns-repeated="2"/>
        </table:table-row>
        <table:table-row table:style-name="ro2">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1">21.07.2011</text:date>, <text:time>15:4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7-21T15:40:14</dc:date>
    <meta:editing-duration>PT6H54M51S</meta:editing-duration>
    <meta:editing-cycles>149</meta:editing-cycles>
    <meta:generator>LibreOffice/3.3$Unix LibreOffice_project/330m19$Build-202</meta:generator>
    <meta:document-statistic meta:table-count="3" meta:cell-count="315" meta:object-count="0"/>
  </office:meta>
</office:document-meta>
</file>